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19">
      <style:table-cell-properties style:vertical-align="automatic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571875cm" style:use-optimal-column-width="true"/>
    </style:style>
    <style:style style:name="co3" style:family="table-column">
      <style:table-column-properties fo:break-before="auto" style:column-width="4.07458333333333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5.23875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style-name="ce3">
            <text:p>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4">
            <text:p>Última actualización de dato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ndalucía</text:p>
          </table:table-cell>
          <table:table-cell office:value-type="float" office:value="140295" table:style-name="ce6">
            <text:p>140.295</text:p>
          </table:table-cell>
          <table:table-cell office:value-type="float" office:value="25809" table:style-name="ce6">
            <text:p>25.809</text:p>
          </table:table-cell>
          <table:table-cell office:value-type="percentage" office:value="0.18396236501657223" table:style-name="ce7">
            <text:p>18,4%</text:p>
          </table:table-cell>
          <table:table-cell office:value-type="date" office:date-value="2021-01-03T00:00:00" table:style-name="ce8">
            <text:p>03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Aragón</text:p>
          </table:table-cell>
          <table:table-cell office:value-type="float" office:value="23715" table:style-name="ce10">
            <text:p>23.715</text:p>
          </table:table-cell>
          <table:table-cell office:value-type="float" office:value="2004" table:style-name="ce10">
            <text:p>2.004</text:p>
          </table:table-cell>
          <table:table-cell office:value-type="percentage" office:value="8.450347881087919E-2" table:style-name="ce11">
            <text:p>8,5%</text:p>
          </table:table-cell>
          <table:table-cell office:value-type="date" office:date-value="2021-01-02T00:00:00" table:style-name="ce8">
            <text:p>02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Asturias<text:s/></text:p>
          </table:table-cell>
          <table:table-cell office:value-type="float" office:value="23720" table:style-name="ce10">
            <text:p>23.720</text:p>
          </table:table-cell>
          <table:table-cell office:value-type="float" office:value="9380" table:style-name="ce10">
            <text:p>9.380</text:p>
          </table:table-cell>
          <table:table-cell office:value-type="percentage" office:value="0.3954468802698145" table:style-name="ce11">
            <text:p>39,5%</text:p>
          </table:table-cell>
          <table:table-cell office:value-type="date" office:date-value="2021-01-03T00:00:00" table:style-name="ce8">
            <text:p>03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Baleares</text:p>
          </table:table-cell>
          <table:table-cell office:value-type="float" office:value="8940" table:style-name="ce10">
            <text:p>8.940</text:p>
          </table:table-cell>
          <table:table-cell office:value-type="float" office:value="153" table:style-name="ce10">
            <text:p>153</text:p>
          </table:table-cell>
          <table:table-cell office:value-type="percentage" office:value="1.7114093959731545E-2" table:style-name="ce11">
            <text:p>1,7%</text:p>
          </table:table-cell>
          <table:table-cell office:value-type="date" office:date-value="2020-12-28T00:00:00" table:style-name="ce8">
            <text:p>28/12/2020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Canarias</text:p>
          </table:table-cell>
          <table:table-cell office:value-type="float" office:value="20835" table:style-name="ce10">
            <text:p>20.835</text:p>
          </table:table-cell>
          <table:table-cell office:value-type="float" office:value="4846" table:style-name="ce10">
            <text:p>4.846</text:p>
          </table:table-cell>
          <table:table-cell office:value-type="percentage" office:value="0.52450203983681309" table:style-name="ce11">
            <text:p>52,5%</text:p>
          </table:table-cell>
          <table:table-cell office:value-type="date" office:date-value="2021-01-03T00:00:00" table:style-name="ce8">
            <text:p>03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Cantabria</text:p>
          </table:table-cell>
          <table:table-cell office:value-type="float" office:value="11850" table:style-name="ce10">
            <text:p>11.850</text:p>
          </table:table-cell>
          <table:table-cell office:value-type="float" office:value="304" table:style-name="ce10">
            <text:p>304</text:p>
          </table:table-cell>
          <table:table-cell office:value-type="percentage" office:value="2.5654008438818564E-2" table:style-name="ce11">
            <text:p>2,6%</text:p>
          </table:table-cell>
          <table:table-cell office:value-type="date" office:date-value="2020-12-30T00:00:00" table:style-name="ce8">
            <text:p>30/12/2020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Castilla y Leon<text:s/></text:p>
          </table:table-cell>
          <table:table-cell office:value-type="float" office:value="51390" table:style-name="ce10">
            <text:p>51.390</text:p>
          </table:table-cell>
          <table:table-cell office:value-type="float" office:value="10928" table:style-name="ce10">
            <text:p>10.928</text:p>
          </table:table-cell>
          <table:table-cell office:value-type="percentage" office:value="9.4298501654018291E-2" table:style-name="ce11">
            <text:p>9,4%</text:p>
          </table:table-cell>
          <table:table-cell office:value-type="date" office:date-value="2021-01-03T00:00:00" table:style-name="ce8">
            <text:p>03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Castilla La Mancha</text:p>
          </table:table-cell>
          <table:table-cell office:value-type="float" office:value="35550" table:style-name="ce10">
            <text:p>35.550</text:p>
          </table:table-cell>
          <table:table-cell office:value-type="float" office:value="1983" table:style-name="ce10">
            <text:p>1.983</text:p>
          </table:table-cell>
          <table:table-cell office:value-type="percentage" office:value="5.5780590717299579E-2" table:style-name="ce11">
            <text:p>5,6%</text:p>
          </table:table-cell>
          <table:table-cell office:value-type="date" office:date-value="2021-01-03T00:00:00" table:style-name="ce8">
            <text:p>03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Cataluña</text:p>
          </table:table-cell>
          <table:table-cell office:value-type="float" office:value="120545" table:style-name="ce10">
            <text:p>120.545</text:p>
          </table:table-cell>
          <table:table-cell office:value-type="float" office:value="8150" table:style-name="ce10">
            <text:p>8.150</text:p>
          </table:table-cell>
          <table:table-cell office:value-type="percentage" office:value="6.7609606371064751E-2" table:style-name="ce11">
            <text:p>6,8%</text:p>
          </table:table-cell>
          <table:table-cell office:value-type="date" office:date-value="2021-01-03T00:00:00" table:style-name="ce8">
            <text:p>03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C. Valenciana</text:p>
          </table:table-cell>
          <table:table-cell office:value-type="float" office:value="61225" table:style-name="ce10">
            <text:p>61.225</text:p>
          </table:table-cell>
          <table:table-cell office:value-type="float" office:value="3252" table:style-name="ce10">
            <text:p>3.252</text:p>
          </table:table-cell>
          <table:table-cell office:value-type="percentage" office:value="5.3115557370355247E-2" table:style-name="ce11">
            <text:p>5,3%</text:p>
          </table:table-cell>
          <table:table-cell office:value-type="date" office:date-value="2021-01-03T00:00:00" table:style-name="ce8">
            <text:p>03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Extremadura</text:p>
          </table:table-cell>
          <table:table-cell office:value-type="float" office:value="21725" table:style-name="ce10">
            <text:p>21.725</text:p>
          </table:table-cell>
          <table:table-cell office:value-type="float" office:value="686" table:style-name="ce10">
            <text:p>686</text:p>
          </table:table-cell>
          <table:table-cell office:value-type="percentage" office:value="3.1576524741081705E-2" table:style-name="ce11">
            <text:p>3,2%</text:p>
          </table:table-cell>
          <table:table-cell office:value-type="date" office:date-value="2021-01-03T00:00:00" table:style-name="ce8">
            <text:p>03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Galicia</text:p>
          </table:table-cell>
          <table:table-cell office:value-type="float" office:value="37555" table:style-name="ce10">
            <text:p>37.555</text:p>
          </table:table-cell>
          <table:table-cell office:value-type="float" office:value="9124" table:style-name="ce10">
            <text:p>9.124</text:p>
          </table:table-cell>
          <table:table-cell office:value-type="percentage" office:value="0.24295033950206363" table:style-name="ce11">
            <text:p>24,3%</text:p>
          </table:table-cell>
          <table:table-cell office:value-type="date" office:date-value="2021-01-02T00:00:00" table:style-name="ce8">
            <text:p>02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La Rioja</text:p>
          </table:table-cell>
          <table:table-cell office:value-type="float" office:value="5915" table:style-name="ce10">
            <text:p>5.915</text:p>
          </table:table-cell>
          <table:table-cell office:value-type="float" office:value="324" table:style-name="ce10">
            <text:p>324</text:p>
          </table:table-cell>
          <table:table-cell office:value-type="percentage" office:value="5.4775993237531698E-2" table:style-name="ce11">
            <text:p>5,5%</text:p>
          </table:table-cell>
          <table:table-cell office:value-type="date" office:date-value="2020-12-31T00:00:00" table:style-name="ce8">
            <text:p>31/12/2020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Madrid</text:p>
          </table:table-cell>
          <table:table-cell office:value-type="float" office:value="89040" table:style-name="ce10">
            <text:p>89.040</text:p>
          </table:table-cell>
          <table:table-cell office:value-type="float" office:value="2883" table:style-name="ce10">
            <text:p>2.883</text:p>
          </table:table-cell>
          <table:table-cell office:value-type="percentage" office:value="3.2378706199460913E-2" table:style-name="ce11">
            <text:p>3,2%</text:p>
          </table:table-cell>
          <table:table-cell office:value-type="date" office:date-value="2021-01-03T00:00:00" table:style-name="ce8">
            <text:p>03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Murcia<text:s/></text:p>
          </table:table-cell>
          <table:table-cell office:value-type="float" office:value="25685" table:style-name="ce10">
            <text:p>25.685</text:p>
          </table:table-cell>
          <table:table-cell office:value-type="float" office:value="442" table:style-name="ce10">
            <text:p>442</text:p>
          </table:table-cell>
          <table:table-cell office:value-type="percentage" office:value="1.7208487444033482E-2" table:style-name="ce11">
            <text:p>1,7%</text:p>
          </table:table-cell>
          <table:table-cell office:value-type="date" office:date-value="2021-01-04T00:00:00" table:style-name="ce8">
            <text:p>04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Navarra</text:p>
          </table:table-cell>
          <table:table-cell office:value-type="float" office:value="6975" table:style-name="ce10">
            <text:p>6.975</text:p>
          </table:table-cell>
          <table:table-cell office:value-type="float" office:value="1583" table:style-name="ce10">
            <text:p>1.583</text:p>
          </table:table-cell>
          <table:table-cell office:value-type="percentage" office:value="0.22695340501792113" table:style-name="ce11">
            <text:p>22,7%</text:p>
          </table:table-cell>
          <table:table-cell office:value-type="date" office:date-value="2021-01-04T00:00:00" table:style-name="ce8">
            <text:p>04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aís Vasco</text:p>
          </table:table-cell>
          <table:table-cell office:value-type="float" office:value="31605" table:style-name="ce10">
            <text:p>31.605</text:p>
          </table:table-cell>
          <table:table-cell office:value-type="float" office:value="396" table:style-name="ce10">
            <text:p>396</text:p>
          </table:table-cell>
          <table:table-cell office:value-type="percentage" office:value="1.2529663028001898E-2" table:style-name="ce11">
            <text:p>1,3%</text:p>
          </table:table-cell>
          <table:table-cell office:value-type="date" office:date-value="2021-01-02T00:00:00" table:style-name="ce8">
            <text:p>02/01/2021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Ceuta</text:p>
          </table:table-cell>
          <table:table-cell office:value-type="float" office:value="1005" table:style-name="ce10">
            <text:p>1.005</text:p>
          </table:table-cell>
          <table:table-cell office:value-type="float" office:value="380" table:style-name="ce10">
            <text:p>380</text:p>
          </table:table-cell>
          <table:table-cell office:value-type="percentage" office:value="0.37810945273631841" table:style-name="ce11">
            <text:p>37,8%</text:p>
          </table:table-cell>
          <table:table-cell office:value-type="date" office:date-value="2020-12-31T00:00:00" table:style-name="ce8">
            <text:p>31/12/2020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Melilla</text:p>
          </table:table-cell>
          <table:table-cell office:value-type="float" office:value="1005" table:style-name="ce10">
            <text:p>1.005</text:p>
          </table:table-cell>
          <table:table-cell office:value-type="float" office:value="207" table:style-name="ce10">
            <text:p>207</text:p>
          </table:table-cell>
          <table:table-cell office:value-type="percentage" office:value="0.20597014925373133" table:style-name="ce11">
            <text:p>20,6%</text:p>
          </table:table-cell>
          <table:table-cell office:value-type="date" office:date-value="2020-12-30T00:00:00" table:style-name="ce8">
            <text:p>30/12/2020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Totales</text:p>
          </table:table-cell>
          <table:table-cell office:value-type="float" office:value="718575" table:style-name="ce13">
            <text:p>718.575</text:p>
          </table:table-cell>
          <table:table-cell office:value-type="float" office:value="82834" table:style-name="ce13">
            <text:p>82.834</text:p>
          </table:table-cell>
          <table:table-cell office:value-type="percentage" office:value="0.11527537139477438" table:style-name="ce14">
            <text:p>11,5%</text:p>
          </table:table-cell>
          <table:table-cell table:number-columns-repeated="16380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Escapa Castro. Lucía</dc:creator>
    <meta:creation-date>2021-01-04T11:25:18Z</meta:creation-date>
    <dc:date>2021-01-05T08:42:23Z</dc:date>
  </office:meta>
</office:document-meta>
</file>